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bf0041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8.62cm" svg:y1="12.938cm" svg:x2="4.302cm" svg:y2="21.193cm">
          <text:p/>
        </draw:line>
        <draw:line draw:style-name="gr2" draw:text-style-name="P1" draw:layer="layout" svg:x1="13.319cm" svg:y1="21.193cm" svg:x2="4.302cm" svg:y2="21.193cm">
          <text:p/>
        </draw:line>
        <draw:line draw:style-name="gr1" draw:text-style-name="P1" draw:layer="layout" svg:x1="13.319cm" svg:y1="21.193cm" svg:x2="8.62cm" svg:y2="12.938cm">
          <text:p/>
        </draw:line>
        <draw:frame draw:style-name="gr3" draw:text-style-name="P2" draw:layer="layout" svg:width="0.635cm" svg:height="0.627cm" svg:x="8.366cm" svg:y="11.7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86cm" svg:height="0.627cm" svg:x="5.191cm" svg:y="16.4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607cm" svg:height="0.627cm" svg:x="11.823cm" svg:y="16.8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1" draw:layer="layout" svg:x1="6.334cm" svg:y1="17.256cm" svg:x2="11.033cm" svg:y2="17.256cm">
          <text:p/>
        </draw:line>
        <draw:frame draw:style-name="gr3" draw:text-style-name="P2" draw:layer="layout" svg:width="0.666cm" svg:height="0.627cm" svg:x="3.001cm" svg:y="20.94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03cm" svg:height="0.627cm" svg:x="13.954cm" svg:y="21.19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" draw:text-style-name="P1" draw:layer="layout" svg:x1="8.62cm" svg:y1="12.938cm" svg:x2="8.62cm" svg:y2="21.193cm">
          <text:p/>
        </draw:line>
        <draw:frame draw:style-name="gr3" draw:text-style-name="P2" draw:layer="layout" svg:width="0.607cm" svg:height="0.627cm" svg:x="8.874cm" svg:y="17.5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0.621cm" svg:height="0.627cm" svg:x="8.902cm" svg:y="21.57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11-12T09:46:35.714260438</dc:date>
    <meta:editing-duration>PT2H47M38S</meta:editing-duration>
    <meta:editing-cycles>70</meta:editing-cycles>
    <meta:generator>LibreOffice/6.4.7.2$Linux_X86_64 LibreOffice_project/40$Build-2</meta:generator>
    <meta:document-statistic meta:object-count="12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E</mi>
    <annotation encoding="StarMath 5.0">E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